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opptekst_20_og_20_bunntekst">
      <style:paragraph-properties fo:text-align="start" style:justify-single-word="false" style:writing-mode="lr-tb"/>
    </style:style>
    <style:style style:name="P2" style:family="paragraph" style:parent-style-name="Brødtekst">
      <style:paragraph-properties fo:text-align="justify" style:justify-single-word="false" fo:orphans="0" fo:widows="0"/>
    </style:style>
    <style:style style:name="P3" style:family="paragraph" style:parent-style-name="Brødtekst">
      <style:text-properties fo:language="en" fo:country="US" fo:font-weight="bold" officeooo:paragraph-rsid="000e6638" style:font-weight-asian="bold" style:font-weight-complex="bold"/>
    </style:style>
    <style:style style:name="P4" style:family="paragraph" style:parent-style-name="Brødtekst">
      <style:text-properties fo:language="de" fo:country="DE" fo:font-weight="bold" style:font-weight-asian="bold" style:font-weight-complex="bold"/>
    </style:style>
    <style:style style:name="P5" style:family="paragraph" style:parent-style-name="Brødtekst">
      <style:text-properties officeooo:paragraph-rsid="000e6638"/>
    </style:style>
    <style:style style:name="P6" style:family="paragraph" style:parent-style-name="Overskrift_20_2" style:master-page-name="Standard">
      <style:paragraph-properties style:page-number="1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language="de" fo:country="DE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PT"/>
    </style:style>
    <style:style style:name="T5" style:family="text">
      <style:text-properties style:font-name="Calibri1" style:font-name-asian="Calibri2" style:font-name-complex="Calibri2"/>
    </style:style>
    <style:style style:name="T6" style:family="text">
      <style:text-properties style:font-name="Calibri1" fo:language="fr" fo:country="FR" style:font-name-asian="Calibri2" style:font-name-complex="Calibri2"/>
    </style:style>
    <style:style style:name="T7" style:family="text">
      <style:text-properties style:font-name="Calibri1" fo:language="en" fo:country="US" style:font-name-asian="Calibri2" style:font-name-complex="Calibri2"/>
    </style:style>
    <style:style style:name="T8" style:family="text">
      <style:text-properties style:font-name="Calibri1" fo:language="it" fo:country="IT" style:font-name-asian="Calibri2" style:font-name-complex="Calibri2"/>
    </style:style>
    <style:style style:name="T9" style:family="text">
      <style:text-properties style:font-name="Calibri1" fo:language="de" fo:country="DE" style:font-name-asian="Calibri2" style:font-name-complex="Calibri2"/>
    </style:style>
    <style:style style:name="T10" style:family="text">
      <style:text-properties style:font-name="Calibri1" fo:language="nl" fo:country="NL" style:font-name-asian="Calibri2" style:font-name-complex="Calibri2"/>
    </style:style>
    <style:style style:name="T11" style:family="text">
      <style:text-properties fo:language="it" fo:country="IT" fo:font-style="italic" style:font-style-asian="italic" style:font-style-complex="italic"/>
    </style:style>
    <style:style style:name="T12" style:family="text">
      <style:text-properties officeooo:rsid="00073201"/>
    </style:style>
    <style:style style:name="T13" style:family="text">
      <style:text-properties officeooo:rsid="000919cc"/>
    </style:style>
    <style:style style:name="T14" style:family="text">
      <style:text-properties officeooo:rsid="000e6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F3800/INF4800</text:p>
      <text:p text:style-name="Title">Assignment E</text:p>
      <text:p text:style-name="P3">WHAT TO DELIVER:</text:p>
      <text:p text:style-name="P5">Please submit <text:span text:style-name="T12">a zip containing </text:span>the implementation task <text:span text:style-name="T12">(the entire project,</text:span> the<text:span text:style-name="T14">re are no</text:span> pencil-and-paper tasks <text:span text:style-name="T14">for this assignment</text:span>.</text:p>
      <text:p text:style-name="Brødtekst"/>
      <text:p text:style-name="P4">DEADLINE:</text:p>
      <text:p text:style-name="Brødtekst">The assignment must be submitted, using Devilry, by 2<text:span text:style-name="T14">4</text:span>.04.201<text:span text:style-name="T14">7</text:span> at the latest.</text:p>
      <text:p text:style-name="Overskrift">In code</text:p>
      <text:p text:style-name="P2"/>
      <text:p text:style-name="Brødtekst">There are two implementation tasks in this assignment. Task A will count for 25% and Task B will account for 75%. This should also reflect the respective workload for each task. I recommend that you set aside plenty of time for Task B. </text:p>
      <text:p text:style-name="Overskrift_20_3">Task A</text:p>
      <text:p text:style-name="P2"/>
      <text:p text:style-name="Brødtekst">The previous assignments used exact matching on the query terms, i.e., the query term <text:span text:style-name="T1">backgammon</text:span> only matches <text:span text:style-name="T1">backgammon</text:span> and not variants such as, e.g., <text:span text:style-name="T3">bcakgammon</text:span> or <text:span text:style-name="T1">back-gammon</text:span>. There are many techniques available to do fuzzy or approximate matching, and in this assignment you will be tasked with implementing a system based on <text:span text:style-name="T3">k</text:span>-grams.</text:p>
      <text:p text:style-name="Brødtekst"/>
      <text:p text:style-name="Brødtekst"><text:span text:style-name="T4">A </text:span><text:span text:style-name="T3">k</text:span>-gram is simply a window over <text:span text:style-name="T3">k</text:span> characters in a string. For example, the set of 3-grams <text:tab/>from the string <text:span text:style-name="T1">backgammon</text:span> would be the set {<text:span text:style-name="T1">bac</text:span>, <text:span text:style-name="T1">ack</text:span>, <text:span text:style-name="T2">ckg</text:span>, <text:span text:style-name="T3">kga</text:span>, <text:span text:style-name="T1">gam</text:span>, <text:span text:style-name="T3">amm</text:span>, <text:span text:style-name="T1">mmo</text:span>, <text:span text:style-name="T3">mon</text:span>}. In some applications one might want to append special markers to the start and/or end of the string (e.g., <text:span text:style-name="T1">^backgammon$</text:span>) and use the <text:span text:style-name="T3">k</text:span>-grams over this instead of the original string.</text:p>
      <text:p text:style-name="Brødtekst"/>
      <text:p text:style-name="Brødtekst">Obviously, in a <text:span text:style-name="T3">k</text:span>-gram based retrieval task one wants the items in the result set to contain as many of the query <text:span text:style-name="T3">k</text:span>-grams as possible. Note the resemblance with the <text:span text:style-name="T3">N</text:span>-of-<text:span text:style-name="T3">M</text:span> matching task from Assignment C. The overlap between these two sets can then be calculated via the Jaccard coefficient.</text:p>
      <text:p text:style-name="Brødtekst"/>
      <text:p text:style-name="Brødtekst">The code to complete is divided in two files: <text:span text:style-name="T5">ShingleGenerator.java</text:span> and <text:span text:style-name="T5">ShingleRanker.java</text:span>. Complete the missing code in these two classes, and verify the correctness of your implementation using the two JUnit tests made available in <text:span text:style-name="T6">ObligETest</text:span>.</text:p>
      <text:p text:style-name="Overskrift_20_3">Task B</text:p>
      <text:p text:style-name="P2"/>
      <text:p text:style-name="Brødtekst">Your task is to complete the implementation of a Naive Bayes classifier. We again base our implementation on the SimpleSearch architecture, so that you can relate to a familiar framework. But there is quite a lot of unnecessary overhead (the architecture is actually not really suited for this task), so the construction of the <text:soft-page-break/>inverted indexes will be relatively slow. I recommend that you only index part of the data made available, so it's a little bit faster at runtime. You can adjust this in <text:span text:style-name="T7">NaiveBayesClassifier.FolderReader</text:span> (e.g., lines 78-79). But test with all the data once you're done!</text:p>
      <text:p text:style-name="Brødtekst"/>
      <text:p text:style-name="Brødtekst">You have to complete several methods in the class <text:span text:style-name="T8">MultinomialNaiveBayes</text:span>. The training of the classifier is performed in <text:span text:style-name="T8">MultinomialNaiveBayes</text:span>, where the prior and likelihood distributions are estimated. The prior corresponds to the distribution <text:span text:style-name="T11">P(c)</text:span>, whereas the likelihood is defined as <text:span text:style-name="T3">P(w|c)</text:span>, where <text:span text:style-name="T1">w</text:span> is a word and <text:span text:style-name="T3">c</text:span> is a class. </text:p>
      <text:p text:style-name="Brødtekst"/>
      <text:p text:style-name="Brødtekst">You should carefully read the pseudo-code in 13.2 on page 260 in the textbook for details. However, I recommend using the formula in 13.7, that is, with add-one (Laplace) smoothing. If this is too simple, you can do more advanced smoothing if you want.</text:p>
      <text:p text:style-name="Brødtekst"/>
      <text:p text:style-name="Brødtekst">The classification is then made in accordance with Fig. 13 on page 260 in the textbook. </text:p>
      <text:p text:style-name="Brødtekst"/>
      <text:p text:style-name="Brødtekst">Optional: I have not tested, but I think the classification will get far better results if we had used a stop dictionary. You may want to extract a stop dictionary and test this!</text:p>
      <text:p text:style-name="Brødtekst"/>
      <text:p text:style-name="Brødtekst">You can test your implementation using the third test method of <text:span text:style-name="T6">ObligETest</text:span>. The method trains a Naive Bayes model given the data in <text:span text:style-name="T9">data/train</text:span>, and subsequently tests the model with the held-out data in <text:span text:style-name="T9">data/test</text:span>. The <text:span text:style-name="T10">data</text:span> collection is composed of 20 distinct newsgroups, each with a number of posts. The task is to automatically infer the correct newsgroup from the content of the p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opptekst_20_og_20_bunntekst" style:display-name="Topptekst og bunn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Overskrift_20_2" style:display-name="Overskrift 2" style:family="paragraph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3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3pt" style:font-style-asian="normal" style:font-weight-asian="bold" style:font-name-complex="Calibri2" style:font-family-complex="Calibri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Brød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Brødtekst" style:default-outline-level="" style:class="chapter">
      <loext:graphic-properties draw:fill="solid" draw:fill-color="#ffffff"/>
      <style:paragraph-properties fo:margin-left="0in" fo:margin-right="0in" fo:margin-top="0in" fo:margin-bottom="0.2083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style:text-underline-style="none" fo:font-weight="normal" style:letter-kerning="false" style:font-name-asian="Calibri2" style:font-family-asian="Calibri" style:font-family-generic-asian="system" style:font-pitch-asian="variable" style:font-size-asian="26pt" style:font-style-asian="normal" style:font-weight-asian="normal" style:font-name-complex="Calibri2" style:font-family-complex="Calibri" style:font-family-generic-complex="system" style:font-pitch-complex="variable" style:font-size-complex="26pt" style:font-style-complex="normal" style:font-weight-complex="normal" fo:hyphenate="true" fo:hyphenation-remain-char-count="2" fo:hyphenation-push-char-count="2"/>
    </style:style>
    <style:style style:name="Overskrift" style:family="paragraph" style:next-style-name="Brødtekst" style:default-outline-level="">
      <loext:graphic-properties draw:fill="solid" draw:fill-color="#ffffff"/>
      <style:paragraph-properties fo:margin-left="0in" fo:margin-right="0in" fo:margin-top="0.3335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335b8a" style:text-outline="false" style:text-line-through-style="none" style:text-line-through-type="none" style:text-position="0% 100%" style:font-name="Calibri1" fo:font-family="Calibri" style:font-family-generic="roman" style:font-pitch="variable" fo:font-size="16pt" fo:letter-spacing="normal" fo:language="it" fo:country="IT" fo:font-style="normal" style:text-underline-style="none" fo:font-weight="bold" style:letter-kerning="false" style:font-name-asian="Calibri2" style:font-family-asian="Calibri" style:font-family-generic-asian="system" style:font-pitch-asian="variable" style:font-size-asian="16pt" style:font-style-asian="normal" style:font-weight-asian="bold" style:font-name-complex="Calibri2" style:font-family-complex="Calibri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Overskrift_20_3" style:display-name="Overskrift 3" style:family="paragraph" style:next-style-name="Brødtekst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2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2pt" style:font-style-asian="normal" style:font-weight-asian="bold" style:font-name-complex="Calibri2" style:font-family-complex="Calibri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opptekst_20_og_20_bunntekst">
      <style:paragraph-properties fo:text-align="start" style:justify-single-word="false" style:writing-mode="lr-tb"/>
    </style:style>
    <style:page-layout style:name="Mpm1">
      <style:page-layout-properties fo:page-width="8.2681in" fo:page-height="11.6929in" style:num-format="1" style:print-orientation="portrait" fo:margin-top="0.5in" fo:margin-bottom="0.5in" fo:margin-left="1.25in" fo:margin-right="1.25in" style:writing-mode="rl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6T15:57:53.479804386</dc:date>
    <meta:editing-duration>PT1M</meta:editing-duration>
    <meta:editing-cycles>1</meta:editing-cycles>
    <meta:document-statistic meta:table-count="0" meta:image-count="0" meta:object-count="0" meta:page-count="2" meta:paragraph-count="20" meta:word-count="598" meta:character-count="3586" meta:non-whitespace-character-count="3004"/>
  </office:meta>
</office:document-meta>
</file>